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BowlingStrikeRate</mi>
      <mo stretchy="false">=</mo>
      <mfrac>
        <mi mathvariant="italic">BallsBowled</mi>
        <mi mathvariant="italic">WicketsTaken</mi>
      </mfrac>
    </mrow>
    <annotation encoding="StarMath 5.0">BowlingStrikeRate={BallsBowled} over {WicketsTaken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9:49:39.708601804</meta:creation-date>
    <dc:date>2019-10-17T11:47:57.463291317</dc:date>
    <meta:editing-duration>PT1M16S</meta:editing-duration>
    <meta:editing-cycles>2</meta:editing-cycles>
    <meta:generator>LibreOffice/6.0.7.3$Linux_X86_64 LibreOffice_project/00m0$Build-3</meta:generator>
  </office:meta>
</office:document-meta>
</file>